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Helvetica" style:name="Helvetica"/>
    <style:font-face svg:font-family="Courier" style:name="Courier"/>
    <style:font-face svg:font-family="Helvetica" style:name="Helvetica"/>
    <style:font-face svg:font-family="Helvetica-Bold" style:name="Helvetica-Bold"/>
    <style:font-face svg:font-family="Helvetica" style:name="Helvetica"/>
    <style:font-face svg:font-family="Helvetica" style:name="Helvetica"/>
    <style:font-face svg:font-family="Helvetica-Bold" style:name="Helvetica-Bold"/>
    <style:font-face svg:font-family="Helvetica-BoldOblique" style:name="Helvetica-BoldOblique"/>
    <style:font-face svg:font-family="Helvetica-Bold" style:name="Helvetica-Bold"/>
    <style:font-face svg:font-family="Helvetica-Bold" style:name="Helvetica-Bold"/>
    <style:font-face svg:font-family="Helvetica-BoldOblique" style:name="Helvetica-BoldOblique"/>
    <style:font-face svg:font-family="Helvetica-Oblique" style:name="Helvetica-Oblique"/>
    <style:font-face svg:font-family="Helvetica-Bold" style:name="Helvetica-Bold"/>
  </office:font-face-decls>
  <office:automatic-styles/>
  <office:body>
    <office:text>
      <text:p text:style-name="Title"><text:span text:style-name="T1">Shoobx Template 1</text:span></text:p>
      <text:p text:style-name="Normal"><text:span text:style-name="T2">Link to ReportLab Web Site.</text:span></text:p>
      <text:list>
        <text:list-item>
          <text:p text:style-name="Normal"><text:span text:style-name="T3"> unordered 1 </text:span></text:p>
        </text:list-item>
        <text:list-item>
          <text:p text:style-name="Normal"><text:span text:style-name="T4"> unordered 2 </text:span></text:p>
        </text:list-item>
      </text:list>
      <text:p text:style-name="Horizontal Line"/>
      <text:p text:style-name="Heading1"><text:span text:style-name="T5">Testing Heading 1</text:span></text:p>
      <text:p text:style-name="Heading2"><text:span text:style-name="T6">Testing Heading 2</text:span></text:p>
      <text:p text:style-name="Heading3"><text:span text:style-name="T7">Testing Heading 3</text:span></text:p>
      <text:p text:style-name="Heading4"><text:span text:style-name="T8">Testing Heading 4</text:span></text:p>
      <text:p text:style-name="Heading5"><text:span text:style-name="T9">Testing Heading 5</text:span></text:p>
      <text:p text:style-name="Heading6"><text:span text:style-name="T10">Testing Heading 6</text:span></text:p>
      <text:list>
        <text:list-item/>
        <text:list-item>
          <text:p text:style-name="Normal"><text:span text:style-name="T11">Numbered List 2</text:span></text:p>
        </text:list-item>
        <text:list-item>
          <text:p text:style-name="Normal"><text:span text:style-name="T12">Numbered List 3</text:span></text:p>
        </text:list-item>
      </text:list>
      <text:p text:style-name="Normal"><text:span text:style-name="T13">Google (without nested para tag)</text:span></text:p>
      <text:list>
        <text:list-item>
          <text:p text:style-name="Normal"><text:span text:style-name="T14">Another number 1</text:span></text:p>
        </text:list-item>
      </text:list>
      <text:p text:style-name="Normal"><text:span text:style-name="T15">Preformatted </text:span><text:span text:style-name="T16">text</text:span><text:span text:style-name="T17"> only.</text:span></text:p>
      <text:p text:style-name="Normal"><text:span text:style-name="T18"> Paragraph with a border and a padding. </text:span><text:line-break/><text:span text:style-name="T19"> </text:span><text:span text:style-name="T20">Note:</text:span><text:span text:style-name="T21"> The padding only affects the position of the border, not the paragraph text. </text:span></text:p>
      <text:p text:style-name="Normal"><text:span text:style-name="T22">Page number: </text:span></text:p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Helvetica" style:name="Helvetica"/>
    <style:font-face svg:font-family="Courier" style:name="Courier"/>
    <style:font-face svg:font-family="Helvetica" style:name="Helvetica"/>
    <style:font-face svg:font-family="Helvetica-Bold" style:name="Helvetica-Bold"/>
    <style:font-face svg:font-family="Helvetica" style:name="Helvetica"/>
    <style:font-face svg:font-family="Helvetica" style:name="Helvetica"/>
    <style:font-face svg:font-family="Helvetica-Bold" style:name="Helvetica-Bold"/>
    <style:font-face svg:font-family="Helvetica-BoldOblique" style:name="Helvetica-BoldOblique"/>
    <style:font-face svg:font-family="Helvetica-Bold" style:name="Helvetica-Bold"/>
    <style:font-face svg:font-family="Helvetica-Bold" style:name="Helvetica-Bold"/>
    <style:font-face svg:font-family="Helvetica-BoldOblique" style:name="Helvetica-BoldOblique"/>
    <style:font-face svg:font-family="Helvetica-Oblique" style:name="Helvetica-Oblique"/>
    <style:font-face svg:font-family="Helvetica-Bold" style:name="Helvetica-Bold"/>
  </office:font-face-decls>
  <office:styles>
    <style:style style:family="paragraph" style:name="BodyText" style:display-name="BodyText">
      <style:paragraph-properties fo:margin-right="0pt" style:line-spacing="12pt" fo:margin-top="6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Code" style:display-name="Code">
      <style:paragraph-properties fo:margin-right="0pt" style:line-spacing="8pt" fo:margin-top="0pt" fo:text-align="left" fo:orphans="0" fo:margin-left="36pt" fo:margin-bottom="0pt" fo:text-indent="0pt" fo:widows="1"/>
      <style:text-properties fo:color="#000000" style:font-name="Courier" fo:font-size="8"/>
    </style:style>
    <style:style style:family="paragraph" style:name="Bullet" style:display-name="Bullet">
      <style:paragraph-properties fo:margin-right="0pt" style:line-spacing="12pt" fo:margin-top="3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Title" style:display-name="Title">
      <style:paragraph-properties fo:margin-right="0pt" style:line-spacing="22pt" fo:margin-top="0pt" fo:text-align="center" fo:orphans="0" fo:margin-left="0pt" fo:margin-bottom="6pt" fo:text-indent="0pt" fo:widows="1"/>
      <style:text-properties fo:color="#000000" style:font-name="Helvetica-Bold" fo:font-size="18"/>
    </style:style>
    <style:style style:family="paragraph" style:name="Normal" style:display-name="Normal">
      <style:paragraph-properties fo:margin-right="0pt" style:line-spacing="12pt" fo:margin-top="0pt" fo:text-align="left" fo:orphans="0" fo:margin-left="0pt" fo:margin-bottom="0pt" fo:text-indent="0pt" fo:widows="1"/>
      <style:text-properties fo:color="#000000" style:font-name="Helvetica" fo:font-size="10"/>
    </style:style>
    <style:style style:family="paragraph" style:name="Definition" style:display-name="Definition">
      <style:paragraph-properties fo:margin-right="0pt" style:line-spacing="12pt" fo:margin-top="6pt" fo:text-align="left" fo:orphans="0" fo:margin-left="36pt" fo:margin-bottom="0pt" fo:text-indent="0pt" fo:widows="1"/>
      <style:text-properties fo:color="#000000" style:font-name="Helvetica" fo:font-size="10"/>
    </style:style>
    <style:style style:family="paragraph" style:name="Heading6" style:display-name="Heading6">
      <style:paragraph-properties fo:margin-right="0pt" style:line-spacing="8pt" fo:margin-top="6pt" fo:text-align="left" fo:orphans="0" fo:margin-left="0pt" fo:margin-bottom="2pt" fo:text-indent="0pt" fo:widows="1"/>
      <style:text-properties fo:color="#000000" style:font-name="Helvetica-Bold" fo:font-size="7"/>
    </style:style>
    <style:style style:family="paragraph" style:name="Heading4" style:display-name="Heading4">
      <style:paragraph-properties fo:margin-right="0pt" style:line-spacing="12pt" fo:margin-top="10pt" fo:text-align="left" fo:orphans="0" fo:margin-left="0pt" fo:margin-bottom="4pt" fo:text-indent="0pt" fo:widows="1"/>
      <style:text-properties fo:color="#000000" style:font-name="Helvetica-BoldOblique" fo:font-size="10"/>
    </style:style>
    <style:style style:family="paragraph" style:name="Heading5" style:display-name="Heading5">
      <style:paragraph-properties fo:margin-right="0pt" style:line-spacing="10pt" fo:margin-top="8pt" fo:text-align="left" fo:orphans="0" fo:margin-left="0pt" fo:margin-bottom="4pt" fo:text-indent="0pt" fo:widows="1"/>
      <style:text-properties fo:color="#000000" style:font-name="Helvetica-Bold" fo:font-size="9"/>
    </style:style>
    <style:style style:family="paragraph" style:name="Heading2" style:display-name="Heading2">
      <style:paragraph-properties fo:margin-right="0pt" style:line-spacing="18pt" fo:margin-top="12pt" fo:text-align="left" fo:orphans="0" fo:margin-left="0pt" fo:margin-bottom="6pt" fo:text-indent="0pt" fo:widows="1"/>
      <style:text-properties fo:color="#000000" style:font-name="Helvetica-Bold" fo:font-size="14"/>
    </style:style>
    <style:style style:family="paragraph" style:name="Heading3" style:display-name="Heading3">
      <style:paragraph-properties fo:margin-right="0pt" style:line-spacing="14pt" fo:margin-top="12pt" fo:text-align="left" fo:orphans="0" fo:margin-left="0pt" fo:margin-bottom="6pt" fo:text-indent="0pt" fo:widows="1"/>
      <style:text-properties fo:color="#000000" style:font-name="Helvetica-BoldOblique" fo:font-size="12"/>
    </style:style>
    <style:style style:family="paragraph" style:name="Italic" style:display-name="Italic">
      <style:paragraph-properties fo:margin-right="0pt" style:line-spacing="12pt" fo:margin-top="6pt" fo:text-align="left" fo:orphans="0" fo:margin-left="0pt" fo:margin-bottom="0pt" fo:text-indent="0pt" fo:widows="1"/>
      <style:text-properties fo:color="#000000" style:font-name="Helvetica-Oblique" fo:font-size="10"/>
    </style:style>
    <style:style style:family="paragraph" style:name="Heading1" style:display-name="Heading1">
      <style:paragraph-properties fo:margin-right="0pt" style:line-spacing="22pt" fo:margin-top="0pt" fo:text-align="left" fo:orphans="0" fo:margin-left="0pt" fo:margin-bottom="6pt" fo:text-indent="0pt" fo:widows="1"/>
      <style:text-properties fo:color="#000000" style:font-name="Helvetica-Bold" fo:font-size="18"/>
    </style:style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 fo:font-style="italic"/>
    </style:style>
    <style:style style:family="text" style:name="T12" style:display-name="T12">
      <style:text-properties fo:font-weight="bold"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 fo:font-weight="bold"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 fo:font-weight="bold"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</office:styles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3.5</meta:generator>
  </office:meta>
</office:document-meta>
</file>